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WM 49</text:p>
      <text:p text:style-name="Standard">Sam Waterhouse</text:p>
      <text:p text:style-name="Standard">Documentation of Distributed System</text:p>
      <text:p text:style-name="Standard"/>
      <text:p text:style-name="Standard">Platform : .Net c#, Visual Studio 2010</text:p>
      <text:p text:style-name="Standard"/>
      <text:p text:style-name="Standard">References: System.Runtime.Remoting, NUnit</text:p>
      <text:p text:style-name="Standard"/>
      <text:p text:style-name="Standard"/>
      <text:h text:style-name="Heading_20_1" text:outline-level="1">Applications:</text:h>
      <text:p text:style-name="Standard">RemoteClass – The remote class that is shared between the other projects</text:p>
      <text:p text:style-name="Standard">RemotingApp – The console app that acts as a server and multiple clients</text:p>
      <text:p text:style-name="Standard">TestRemoteClass – A test app that is used to test the functionality of RemoteClass</text:p>
      <text:p text:style-name="Standard">Website – A web front end for reporting on the state of RemoteClass</text:p>
      <text:p text:style-name="Standard"/>
      <text:h text:style-name="Heading_20_1" text:outline-level="1">Application: RemoteClass </text:h>
      <text:h text:style-name="Heading_20_2" text:outline-level="2">Class: RemoteClass</text:h>
      <text:p text:style-name="Standard"/>
      <text:h text:style-name="Heading_20_3" text:outline-level="3">Public Properties</text:h>
      <text:p text:style-name="Standard">int[] Clients – an array of clients id's</text:p>
      <text:p text:style-name="Standard">int TotalClients – the number of clients currently using RemoteClass</text:p>
      <text:p text:style-name="Standard">int Locked – The id of the client that is accessing RemoteClass</text:p>
      <text:p text:style-name="Standard">int NextClient – The id of the client that is next able to access RemoteClass</text:p>
      <text:p text:style-name="Standard">bool ServerClosing – A boolean to indicate to all clients that the server is shutting down (Not used)</text:p>
      <text:p text:style-name="Standard">double Pi – The current calculated value of Pi</text:p>
      <text:p text:style-name="Standard">int Iteration – The number of iterations handled by RemoteClass</text:p>
      <text:p text:style-name="Standard">double ElapsedTime – The time the RemoteClass has been created for</text:p>
      <text:p text:style-name="Standard"/>
      <text:h text:style-name="Heading_20_3" text:outline-level="3">Public Methods</text:h>
      <text:p text:style-name="Standard">int AddClient() - Adds a client to the access RemoteClass, returns the id of the new client</text:p>
      <text:p text:style-name="Standard">AddClient(int) – Called if a client needs to re add itself to RemoteClass</text:p>
      <text:p text:style-name="Standard">bool CloseClient() - Called when a client is instructed to shutdown, returns true if successful</text:p>
      <text:p text:style-name="Standard">bool RequestLock(int) – Called when a client wants to access RemoteClass</text:p>
      <text:p text:style-name="Standard">bool RequestLock(int, bool) – Called when a client needs to access RemoteClass and doesn't care if another cleint is using it</text:p>
      <text:p text:style-name="Standard">Iterate – Called when a client wants to calculate a new value of Pi.</text:p>
      <text:p text:style-name="Standard">bool SetNextClient() – Called when the client is done with RemoteClass and wants to allow a new client to access it</text:p>
      <text:p text:style-name="Standard">ReleaseLock(int) – Called when the client wants to give up its lock on RemoteClass</text:p>
      <text:p text:style-name="Standard">CloseServer() - Called when the server is instructed to close</text:p>
      <text:p text:style-name="Standard">DumpData – Called to write RemoteClass' properties to the console window</text:p>
      <text:p text:style-name="Standard">ResetData – Called when the the RemoteClass must be reinitialised due to an error</text:p>
      <text:p text:style-name="Standard"/>
      <text:h text:style-name="Heading_20_1" text:outline-level="1"><text:soft-page-break/>Application: RemotingApp </text:h>
      <text:p text:style-name="Standard"/>
      <text:h text:style-name="Heading_20_2" text:outline-level="2">Class: RemotingApp</text:h>
      <text:p text:style-name="Standard"/>
      <text:h text:style-name="Heading_20_3" text:outline-level="3">Methods</text:h>
      <text:p text:style-name="Standard"/>
      <text:p text:style-name="Standard">Main() - Entry point for the console app.</text:p>
      <text:p text:style-name="Standard">StartClient() - Start a new client instance of the app.</text:p>
      <text:p text:style-name="Standard">StartServer() - Start a new server instance of the app.</text:p>
      <text:p text:style-name="Standard">Handler(CtrlType) – Handle the user prompted shutdown event</text:p>
      <text:p text:style-name="Standard">Cleanup() - Cleanup the app when shutdown occurs</text:p>
      <text:p text:style-name="Standard">CloseServer() - Close a server app.</text:p>
      <text:p text:style-name="Standard">CloseClient – Close a client app.</text:p>
      <text:p text:style-name="Standard">RestartServer() - Restart a server instance.</text:p>
      <text:p text:style-name="Standard">ServerExists() - Fires a ping to the server IP to test if the server is up.</text:p>
      <text:p text:style-name="Standard">Setup(string) - Initialise the remoting from a configuration file.</text:p>
      <text:p text:style-name="Standard">DoLoopServer – Loop to handle server events.</text:p>
      <text:p text:style-name="Standard">DoLoopClient – Loop to handle client events</text:p>
      <text:p text:style-name="Standard">IsFirstClient – Check to see if the client app is the first in the list of clients of RemoteClass</text:p>
      <text:p text:style-name="Standard">HandleKeyPress – Check to see if a key has been pressed to process a method of the app. Possible options are D(ump) = DumpData; Q(uit) = Cleanup; E(xception) = Forces app to throw an exception (for testing)</text:p>
      <text:p text:style-name="Standard"/>
      <text:h text:style-name="Heading_20_2" text:outline-level="2">Class: RemotingFactory</text:h>
      <text:p text:style-name="Standard"/>
      <text:h text:style-name="Heading_20_3" text:outline-level="3">Methods:</text:h>
      <text:p text:style-name="Standard">object GetRemoteObject(ipAddress, port, className, type) – return the RemoteClass from the server (used by the client)</text:p>
      <text:p text:style-name="Standard"/>
      <text:h text:style-name="Heading_20_1" text:outline-level="1">Application: TestRemoteClass</text:h>
      <text:p text:style-name="Standard"/>
      <text:p text:style-name="Standard">Class: RemoteClassTest</text:p>
      <text:p text:style-name="Standard">Calls Methods on RemoteClass to test specific conditions for success and failure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 Waterhouse</meta:initial-creator>
    <meta:creation-date>2011-01-28T22:09:33.57</meta:creation-date>
    <dc:date>2011-01-28T23:02:15.79</dc:date>
    <dc:creator>Sam Waterhouse</dc:creator>
    <meta:editing-duration>PT00H52M35S</meta:editing-duration>
    <meta:editing-cycles>14</meta:editing-cycles>
    <meta:generator>OpenOffice.org/3.2$Win32 OpenOffice.org_project/320m18$Build-9502</meta:generator>
    <meta:document-statistic meta:table-count="0" meta:image-count="0" meta:object-count="0" meta:page-count="2" meta:paragraph-count="56" meta:word-count="530" meta:character-count="3203"/>
  </office:meta>
</office:document-meta>
</file>